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oppins" svg:font-family="Poppins" style:font-family-generic="system" style:font-pitch="variable"/>
    <style:font-face style:name="Times New Roman Cyr" svg:font-family="'Times New Roman Cyr'"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Cyr" fo:font-size="20pt" fo:font-weight="bold" officeooo:rsid="001b2109" officeooo:paragraph-rsid="001b2109" style:font-size-asian="20pt" style:font-weight-asian="bold" style:font-size-complex="20pt" style:font-weight-complex="bold"/>
    </style:style>
    <style:style style:name="P2" style:family="paragraph" style:parent-style-name="Heading_20_3">
      <style:paragraph-properties fo:text-align="start" style:justify-single-word="false" fo:break-before="page"/>
      <style:text-properties style:font-name="Times New Roman Cyr" fo:font-size="12pt" fo:font-weight="normal" officeooo:rsid="001b2109" officeooo:paragraph-rsid="001b2109" style:font-size-asian="10.5pt" style:font-weight-asian="normal" style:font-size-complex="12pt" style:font-weight-complex="normal"/>
    </style:style>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1"/>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2"/>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3"/>
    <style:style style:name="P9" style:family="paragraph" style:parent-style-name="Text_20_body" style:list-style-name="L4">
      <style:paragraph-properties fo:margin-top="0in" fo:margin-bottom="0in" style:contextual-spacing="false"/>
    </style:style>
    <style:style style:name="P10" style:family="paragraph" style:parent-style-name="Text_20_body" style:list-style-name="L4"/>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5"/>
    <style:style style:name="P13" style:family="paragraph" style:parent-style-name="Text_20_body" style:list-style-name="L6">
      <style:paragraph-properties fo:margin-top="0in" fo:margin-bottom="0in" style:contextual-spacing="false"/>
    </style:style>
    <style:style style:name="P14" style:family="paragraph" style:parent-style-name="Text_20_body" style:list-style-name="L6"/>
    <style:style style:name="P15" style:family="paragraph" style:parent-style-name="Standard">
      <style:paragraph-properties fo:text-align="start" style:justify-single-word="false"/>
      <style:text-properties style:font-name="Times New Roman Cyr" fo:font-size="12pt" fo:font-weight="normal" officeooo:rsid="001b2109" officeooo:paragraph-rsid="001b2109" style:font-size-asian="10.5pt" style:font-weight-asian="normal" style:font-size-complex="12pt" style:font-weight-complex="normal"/>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Farhan Kurnia Pratama</text:p>
      <text:p text:style-name="P1"/>
      <text:p text:style-name="P1">2024110041</text:p>
      <text:h text:style-name="P2" text:outline-level="3">1.<text:span text:style-name="T1"> Judul Jurnal</text:span></text:h>
      <text:p text:style-name="Text_20_body"><text:span text:style-name="Strong_20_Emphasis">Agama dan Politik: Studi Pemikiran Soekarno tentang Relasi Agama dan Negara</text:span></text:p>
      <text:p text:style-name="Horizontal_20_Line"/>
      <text:h text:style-name="Heading_20_3" text:outline-level="3">2. Penulis dan Institusi</text:h>
      <text:list text:style-name="L1">
        <text:list-item>
          <text:p text:style-name="P3"><text:span text:style-name="Strong_20_Emphasis">Penulis:</text:span> Muhammad Soleh Aminullah</text:p>
        </text:list-item>
        <text:list-item>
          <text:p text:style-name="P4"><text:span text:style-name="Strong_20_Emphasis">Institusi:</text:span> Universitas Islam Negeri (UIN) Sunan Kalijaga, Yogyakarta</text:p>
        </text:list-item>
      </text:list>
      <text:p text:style-name="Horizontal_20_Line"/>
      <text:h text:style-name="Heading_20_3" text:outline-level="3">3. Sumber Jurnal</text:h>
      <text:list text:style-name="L2">
        <text:list-item>
          <text:p text:style-name="P5"><text:span text:style-name="Strong_20_Emphasis">Jurnal:</text:span> Jurnal Sosiologi Agama: Jurnal Ilmiah Sosiologi Agama dan Perubahan Sosial</text:p>
        </text:list-item>
        <text:list-item>
          <text:p text:style-name="P5"><text:span text:style-name="Strong_20_Emphasis">Volume:</text:span> 14</text:p>
        </text:list-item>
        <text:list-item>
          <text:p text:style-name="P5"><text:span text:style-name="Strong_20_Emphasis">Nomor:</text:span> 1</text:p>
        </text:list-item>
        <text:list-item>
          <text:p text:style-name="P5"><text:span text:style-name="Strong_20_Emphasis">Periode:</text:span> Januari-Juni 2020</text:p>
        </text:list-item>
        <text:list-item>
          <text:p text:style-name="P5"><text:span text:style-name="Strong_20_Emphasis">ISSN:</text:span> 1978-4457 (Cetak), 2548-477X (Online)</text:p>
        </text:list-item>
        <text:list-item>
          <text:p text:style-name="P6"><text:span text:style-name="Strong_20_Emphasis">DOI:</text:span> <text:a xlink:type="simple" xlink:href="http://doi.org/10.14421/jsa.2020.141-03" office:target-frame-name="_new" xlink:show="replace" text:style-name="Internet_20_link" text:visited-style-name="Visited_20_Internet_20_Link">http://doi.org/10.14421/jsa.2020.141-03</text:a></text:p>
        </text:list-item>
      </text:list>
      <text:p text:style-name="Horizontal_20_Line"/>
      <text:h text:style-name="Heading_20_3" text:outline-level="3">4. Deskripsi Jurnal</text:h>
      <text:p text:style-name="Text_20_body">Artikel ini membahas hubungan antara agama dan negara dalam pandangan Soekarno. Perdebatan mendasar terkait dasar negara antara kelompok nasionalis Islam dan nasionalis sekuler dikaji secara deskriptif dengan metode studi pustaka. Artikel menyajikan tiga gagasan utama Soekarno:</text:p>
      <text:list text:style-name="L3">
        <text:list-item>
          <text:p text:style-name="P7">Agama adalah urusan pribadi dan tidak boleh dicampur dengan urusan negara.</text:p>
        </text:list-item>
        <text:list-item>
          <text:p text:style-name="P7">Tidak ada ijma’ ulama yang mendukung bersatunya agama dan negara secara mutlak.</text:p>
        </text:list-item>
        <text:list-item>
          <text:p text:style-name="P8">Negara Madinah yang dipimpin Nabi Muhammad SAW tidak dapat disebut negara Islam, melainkan berbasis pluralisme dan inklusivitas.</text:p>
        </text:list-item>
      </text:list>
      <text:p text:style-name="Text_20_body">Soekarno menekankan pentingnya toleransi, nasionalisme, dan persatuan dalam menghadapi keberagaman Indonesia, tanpa mengesampingkan nilai-nilai agama.</text:p>
      <text:p text:style-name="Horizontal_20_Line"/>
      <text:h text:style-name="Heading_20_3" text:outline-level="3">5. Poin Penting: Suka dan Tidak Suka</text:h>
      <text:p text:style-name="Text_20_body"><text:span text:style-name="Strong_20_Emphasis">Suka:</text:span></text:p>
      <text:list text:style-name="L4">
        <text:list-item>
          <text:p text:style-name="P9">Penjelasan historis yang komprehensif terkait debat agama dan negara.</text:p>
        </text:list-item>
        <text:list-item>
          <text:p text:style-name="P9">Gagasan Soekarno yang inklusif dan relevan dengan pluralisme di Indonesia.</text:p>
        </text:list-item>
        <text:list-item>
          <text:p text:style-name="P10">Argumen yang didukung dengan referensi dari tokoh-tokoh dunia seperti Mustafa Kemal Ataturk dan Ali Abdurraziq.</text:p>
        </text:list-item>
      </text:list>
      <text:p text:style-name="Text_20_body"><text:span text:style-name="Strong_20_Emphasis"/></text:p>
      <text:p text:style-name="Text_20_body"><text:soft-page-break/><text:span text:style-name="Strong_20_Emphasis">Tidak Suka:</text:span></text:p>
      <text:list text:style-name="L5">
        <text:list-item>
          <text:p text:style-name="P11">Pendekatan lebih fokus pada teori tanpa aplikasi praktis yang jelas terhadap isu kontemporer.</text:p>
        </text:list-item>
        <text:list-item>
          <text:p text:style-name="P12">Kurangnya pembahasan tentang perspektif nasionalis Islam sebagai pembanding utama.</text:p>
        </text:list-item>
      </text:list>
      <text:p text:style-name="Horizontal_20_Line"/>
      <text:h text:style-name="Heading_20_3" text:outline-level="3">6. Argumentasi Terkait Jurnal</text:h>
      <text:p text:style-name="Text_20_body">Gagasan pemisahan agama dan negara oleh Soekarno memiliki dasar yang kuat dalam menjaga persatuan bangsa. Namun, saya berpendapat bahwa gagasan ini perlu diadaptasi dengan konteks modern, mengingat dinamika politik agama yang masih menjadi tantangan besar di Indonesia. Penekanan pada demokrasi sebagai alat penyelarasan nilai agama dan negara adalah langkah strategis, tetapi implementasinya harus lebih diarahkan untuk mengatasi ekstremisme dan intoleransi.</text:p>
      <text:p text:style-name="Horizontal_20_Line"/>
      <text:h text:style-name="Heading_20_3" text:outline-level="3">7. Saran Hasil Review</text:h>
      <text:list text:style-name="L6">
        <text:list-item>
          <text:p text:style-name="P13">Menambahkan pembahasan lebih dalam mengenai bagaimana konsep toleransi Soekarno dapat diterapkan dalam kebijakan publik modern.</text:p>
        </text:list-item>
        <text:list-item>
          <text:p text:style-name="P13">Menyeimbangkan argumen dengan pandangan dari kelompok nasionalis Islam untuk memberikan perspektif yang lebih holistik.</text:p>
        </text:list-item>
        <text:list-item>
          <text:p text:style-name="P14">Menyertakan analisis kasus kontemporer di Indonesia untuk menggambarkan relevansi gagasan Soekarno dengan situasi saat ini.</text:p>
        </text:list-item>
      </text:list>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oppins" svg:font-family="Poppins" style:font-family-generic="system" style:font-pitch="variable"/>
    <style:font-face style:name="Times New Roman Cyr" svg:font-family="'Times New Roman Cy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Poppins" style:font-size-asian="10.5pt" style:language-asian="zh" style:country-asian="CN" style:font-name-complex="Poppi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Poppins" style:font-size-asian="10.5pt" style:language-asian="zh" style:country-asian="CN" style:font-name-complex="Poppi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oppins" style:font-family-asian="Poppins" style:font-family-generic-asian="system" style:font-pitch-asian="variable" style:font-size-asian="14pt" style:font-name-complex="Poppins" style:font-family-complex="Poppi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Poppins" style:font-family-asian="Poppins" style:font-family-generic-asian="system" style:font-pitch-asian="variable" style:font-size-asian="14pt" style:font-weight-asian="bold" style:font-name-complex="Poppins" style:font-family-complex="Poppi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8T14:18:02.632025196</meta:creation-date>
    <dc:date>2024-12-18T14:20:15.826757511</dc:date>
    <meta:editing-duration>PT2M13S</meta:editing-duration>
    <meta:editing-cycles>1</meta:editing-cycles>
    <meta:document-statistic meta:table-count="0" meta:image-count="0" meta:object-count="0" meta:page-count="3" meta:paragraph-count="34" meta:word-count="353" meta:character-count="2584" meta:non-whitespace-character-count="2284"/>
    <meta:generator>LibreOffice/24.8.3.2$Linux_X86_64 LibreOffice_project/480$Build-2</meta:generator>
  </office:meta>
</office:document-meta>
</file>